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6900000078647D85B44F0C34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2" style:family="table">
      <style:table-properties style:width="17.191cm" fo:margin-left="0cm" fo:margin-top="0cm" fo:margin-bottom="0cm" table:align="left"/>
    </style:style>
    <style:style style:name="Table2.A" style:family="table-column">
      <style:table-column-properties style:column-width="17.1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Consolas" fo:font-size="10pt" style:font-name-asian="Consolas1" style:font-size-asian="10pt" style:font-name-complex="Consolas1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9" style:family="paragraph" style:parent-style-name="Standard">
      <style:text-properties officeooo:rsid="00121b6a" officeooo:paragraph-rsid="000743cf"/>
    </style:style>
    <style:style style:name="P10" style:family="paragraph" style:parent-style-name="Standard">
      <style:text-properties officeooo:paragraph-rsid="000743cf"/>
    </style:style>
    <style:style style:name="P11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743cf"/>
    </style:style>
    <style:style style:name="P15" style:family="paragraph" style:parent-style-name="Heading_20_1" style:master-page-name="First_20_Page">
      <style:paragraph-properties style:page-number="1"/>
    </style:style>
    <style:style style:name="T1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21b6a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81jbgszg9kfy"/>Práctica 1. Creación de una librería para medición de tiempos</text:p>
      <text:p text:style-name="Heading_20_2"><text:bookmark text:name="_ha6pfatq36tv"/>Funcionamiento general</text:p>
      <text:p text:style-name="Standard">Se pide el desarrollo de una librería (se deberá generar una versión estática y otra dinámica) <text:span text:style-name="T3">libmitiempo.x</text:span> que facilite la labor de medición de tiempos.</text:p>
      <text:p text:style-name="Standard">La librería usará la función <text:span text:style-name="T3">clock_gettime()</text:span> para las medidas de tiempo. <text:s/>La librería leerá un fichero de configuración que indicará qué fuente temporal se usará (CLOCK_REALTIME, CLOCK_MONOTONIC, ...). </text:p>
      <text:p text:style-name="Standard">Se deberá crear un fichero <text:span text:style-name="T3">makefile</text:span> con reglas independientes para crear la versión estática o la dinámica de la librería.</text:p>
      <text:p text:style-name="Heading_20_2"><text:bookmark text:name="_nmwpes8q4ccg"/>Interfaz de la librería (hasta 8 puntos)</text:p>
      <text:p text:style-name="Standard">La librería constará de las siguientes funciones:</text:p>
      <text:list xml:id="list1558601524" text:style-name="WWNum1">
        <text:list-item>
          <text:p text:style-name="P11"><text:span text:style-name="T3">void start()</text:span> tomará el instante actual como referencia para el contador.</text:p>
        </text:list-item>
        <text:list-item>
          <text:p text:style-name="P11"><text:span text:style-name="T3">int pause()</text:span> parará temporalmente la cuenta asociada al contador. Devuelve el tiempo transcurrido <text:s/>desde el último <text:span text:style-name="T3">resume()</text:span>. Si el contador ya <text:s/>estaba en pausa, esta llamada se ignora.</text:p>
        </text:list-item>
        <text:list-item>
          <text:p text:style-name="P11"><text:span text:style-name="T3">void resume()</text:span> continúa la cuenta tras una <text:span text:style-name="T3">pause()</text:span>. Si el contador no estaba en pausa, esta llamada se ignora.</text:p>
        </text:list-item>
        <text:list-item>
          <text:p text:style-name="P12"><text:span text:style-name="T3">int stop()</text:span> para definitivamente el contador <text:s/>Devuelve el tiempo transcurrido desde la última llamada a <text:s/><text:span text:style-name="T3">resume()</text:span> ( o <text:span text:style-name="T3">start()</text:span> si nunca se llamó a <text:span text:style-name="T3">pause()</text:span>).</text:p>
        </text:list-item>
      </text:list>
      <text:p text:style-name="Standard">La unidad temporal (ms, ns,us....) <text:s/>será a vuestra elección, pero debe ser documentada (es decir: en qué unidades está el número entero que devuelven <text:span text:style-name="T3">pause()</text:span> <text:s/>y <text:span text:style-name="T3">stop()</text:span>).</text:p>
      <text:p text:style-name="Heading_20_2"><text:bookmark text:name="_to5uh6x8sz44"/>Ejemplo de uso (hasta 2 puntos)</text:p>
      <text:p text:style-name="Standard">Desarrolla una aplicación en la que se utilice la librería desarrollada. Se valorará que la aplicación cambie significativamente su rendimiento en función de los <text:span text:style-name="T3">flags</text:span> de compilación usados (es decir, si compilamos con <text:span text:style-name="T3">-O0</text:span> el tiempo de <text:soft-page-break/>ejecución debe ser sensiblemente inferior a una compilación con <text:span text:style-name="T3">-O3</text:span>). Se debe completar el <text:span text:style-name="T3">makefile</text:span> anterior con una regla específica para compilar la aplicación.</text:p>
      <text:p text:style-name="Heading_20_2"><text:bookmark text:name="_xao2tzxr78xq"/>Entrega</text:p>
      <text:p text:style-name="Standard">Se entregará el código de la librería (fichero .c y .h), el fichero <text:span text:style-name="T3">makefile</text:span> y el <text:s text:c="2"/>ejemplo de uso de la librería en un fichero comprimido en .zip. Asimismo, se completará un breve informe sobre las diferencias de tiempo observadas en la aplicación en función <text:s/>del nivel de optimización del compilador, se generará un PDF y se enviará como fichero complementario al .zip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Informe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10">Calculo de exponencial pow(x,x): 11952.285047 microsegundos</text:p>
            <text:p text:style-name="P10">Calculo de exponencial pow(2,x): 20735.749027 microsegundos</text:p>
            <text:p text:style-name="P10">Tiempo total: 32688.034074 microsegundos</text:p>
            <text:p text:style-name="P9">nada</text:p>
            <text:p text:style-name="P10"/>
            <text:p text:style-name="P10"/>
            <text:p text:style-name="P10">Calculo de exponencial pow(x,x): 11122.608348 microsegundos</text:p>
            <text:p text:style-name="P10">Calculo de exponencial pow(2,x): 19964.295395 microsegundos</text:p>
            <text:p text:style-name="P10">Tiempo total: 31086.903743 microsegundos</text:p>
            <text:p text:style-name="P9">-o3</text:p>
            <text:p text:style-name="P10"/>
            <text:p text:style-name="P10"/>
            <text:p text:style-name="P10">Calculo de exponencial pow(x,x): 11858.484741 microsegundos</text:p>
            <text:p text:style-name="P10">Calculo de exponencial pow(2,x): 21607.416253 microsegundos</text:p>
            <text:p text:style-name="P10">Tiempo total: 33465.900994 microsegundos</text:p>
            <text:p text:style-name="P14">-<text:span text:style-name="T4">o0</text:span></text:p>
            <text:p text:style-name="P14"/>
            <text:p text:style-name="P7"/>
            <text:p text:style-name="P10">Calculo de exponencial pow(x,x): 10916.812479 microsegundos</text:p>
            <text:p text:style-name="P10">Calculo de exponencial pow(2,x): 19851.980599 microsegundos</text:p>
            <text:p text:style-name="P10"><text:soft-page-break/>Tiempo total: 30768.793078 microsegundos</text:p>
            <text:p text:style-name="P14">-<text:span text:style-name="T4">o1</text:span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color="#ff0000" style:font-name="Cambria" fo:font-family="Cambria" style:font-family-generic="roman" style:font-pitch="variable" fo:font-size="18pt" style:font-name-asian="Cambria1" style:font-family-asian="Cambria" style:font-family-generic-asian="system" style:font-pitch-asian="variable" style:font-size-asian="18pt" style:font-name-complex="Cambria1" style:font-family-complex="Cambr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text-align="justify" style:justify-single-word="false" fo:keep-together="always" fo:keep-with-next="always"/>
      <style:text-properties fo:color="#4a86e8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38761d" style:font-name="Cambria" fo:font-family="Cambria" style:font-family-generic="roman" style:font-pitch="variable" fo:font-size="14pt" style:font-name-asian="Cambria1" style:font-family-asian="Cambria" style:font-family-generic-asian="system" style:font-pitch-asian="variable" style:font-size-asian="14pt" style:font-name-complex="Cambria1" style:font-family-complex="Cambri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621cm" fo:margin-top="0cm" fo:margin-bottom="0cm" table:align="center"/>
    </style:style>
    <style:style style:name="Table1.A" style:family="table-column">
      <style:table-column-properties style:column-width="17.621cm"/>
    </style:style>
    <style:style style:name="Table1.1" style:family="table-row">
      <style:table-row-properties style:min-row-height="1.852cm" fo:keep-together="auto"/>
    </style:style>
    <style:style style:name="Table1.A1" style:family="table-cell">
      <style:table-cell-properties style:vertical-align="middle" fo:padding="0.176cm" fo:border="1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176cm" fo:border="1pt solid #000000"/>
    </style:style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MP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MP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</style:style>
    <style:style style:name="MP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Consolas" fo:font-size="10pt" style:font-name-asian="Consolas1" style:font-size-asian="10pt" style:font-name-complex="Consolas1" style:font-size-complex="10pt"/>
    </style:style>
    <style:style style:name="MP7" style:family="paragraph" style:parent-style-name="Standard">
      <style:paragraph-properties fo:margin-top="0cm" fo:margin-bottom="0cm" loext:contextual-spacing="false" fo:line-height="100%"/>
    </style:style>
    <style:style style:name="MT1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MT2" style:family="text">
      <style:text-properties style:font-name="Consolas" fo:font-size="10pt" style:font-name-asian="Consolas1" style:font-size-asian="10pt" style:font-name-complex="Consolas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1.27cm" fo:margin-left="1.905cm" fo:margin-right="1.905cm" fo:background-color="#ffffff" style:writing-mode="lr-tb" style:layout-grid-color="#c0c0c0" style:layout-grid-lines="258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MP2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3"><draw:frame draw:style-name="Mfr1" draw:name="image1.png" text:anchor-type="char" svg:x="0cm" svg:y="0.185cm" svg:width="1.124cm" svg:height="1.272cm" draw:z-index="0"><draw:image xlink:href="Pictures/100000000000006900000078647D85B44F0C34F9.png" xlink:type="simple" xlink:show="embed" xlink:actuate="onLoad" loext:mime-type="image/png"/></draw:frame></text:p>
              <text:p text:style-name="MP4">AMPLIACIÓN DE SISTEMAS OPERATIVOS - HOJA DE PRÁCTICAS</text:p>
              <text:p text:style-name="MP4">Práctica 1</text:p>
            </table:table-cell>
          </table:table-row>
          <table:table-row table:style-name="Table1.2">
            <table:table-cell table:style-name="Table1.A2" office:value-type="string">
              <text:p text:style-name="MP5"><text:span text:style-name="MT1">Nombre y Apellidos:</text:span><text:span text:style-name="MT2"> <text:line-break/></text:span><text:span text:style-name="MT1">Nombre y Apellidos:</text:span><text:span text:style-name="MT2"> </text:span></text:p>
              <text:p text:style-name="MP6"/>
              <text:p text:style-name="MP5"><text:span text:style-name="MT1">Grupo:</text:span><text:span text:style-name="MT2"> </text:span></text:p>
            </table:table-cell>
          </table:table-row>
        </table:table>
        <text:p text:style-name="MP7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1T19:19:09.074754157</dc:date>
    <meta:editing-duration>PT55S</meta:editing-duration>
    <meta:editing-cycles>1</meta:editing-cycles>
    <meta:document-statistic meta:table-count="2" meta:image-count="1" meta:object-count="0" meta:page-count="3" meta:paragraph-count="39" meta:word-count="432" meta:character-count="2913" meta:non-whitespace-character-count="2510"/>
  </office:meta>
</office:document-meta>
</file>